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626"/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2f2f0" draw:fill-hatch-solid="true"/>
    </style:style>
    <style:style style:name="P4" style:family="paragraph">
      <loext:graphic-properties draw:fill-color="#162238"/>
      <style:text-properties fo:font-size="12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c92626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ffffff" style:font-name="Verdana" fo:font-size="48pt" fo:font-weight="normal" style:font-size-asian="48pt" style:font-weight-asian="normal" style:font-size-complex="48pt" style:font-weight-complex="normal" fo:hyphenate="false"/>
    </style:style>
    <style:style style:name="P7" style:family="paragraph">
      <loext:graphic-properties draw:fill="solid" draw:fill-color="#707f8c"/>
      <style:paragraph-properties fo:text-align="center"/>
      <style:text-properties fo:font-size="12pt"/>
    </style:style>
    <style:style style:name="P8" style:family="paragraph">
      <loext:graphic-properties draw:fill-color="#162238" draw:opacity="100%" draw:opacity-name="Transparency_20_5"/>
      <style:text-properties fo:font-size="1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48pt" style:language-asian="zh" style:country-asian="CN" style:font-style-asian="normal" style:font-weight-asian="normal" style:font-name-complex="Lohit Devanagari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162238" style:text-outline="false" style:text-line-through-style="none" style:text-line-through-type="none" style:text-position="0% 100%" style:font-name="Verdana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48pt" style:language-asian="zh" style:country-asian="CN" style:font-style-asian="normal" style:font-weight-asian="normal" style:font-name-complex="Lohit Devanagari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fo:min-height="3.3693in" fo:min-width="1.861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fill="solid" draw:fill-color="#f2f2f0" draw:fill-hatch-solid="true" draw:textarea-horizontal-align="justify" draw:textarea-vertical-align="middle" draw:auto-grow-height="false" fo:min-height="1in" fo:min-width="1.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162238" draw:textarea-horizontal-align="justify" draw:textarea-vertical-align="middle" draw:auto-grow-height="false" fo:min-height="0.3602in" fo:min-width="0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c92626" draw:textarea-vertical-align="middle" fo:min-height="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98in" svg:stroke-color="#707f8c" draw:marker-start="" draw:marker-start-width="0.289in" draw:marker-end="Small_20_Arrow" draw:marker-end-width="0.1189in" svg:stroke-linecap="round" draw:fill="solid" draw:fill-color="#707f8c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162238" draw:textarea-horizontal-align="justify" draw:textarea-vertical-align="middle" draw:auto-grow-height="false" fo:min-height="0.4756in" fo:min-width="0.5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162238" draw:opacity="100%" draw:opacity-name="Transparency_20_5" draw:textarea-horizontal-align="justify" draw:textarea-vertical-align="middle" draw:auto-grow-height="false" fo:min-height="0.5098in" fo:min-width="0.4756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" draw:name="Shape3" draw:style-name="gr4" draw:text-style-name="P6" svg:width="1.365in" svg:height="1.0004in" svg:x="0in" svg:y="0in"><draw:text-box><text:p text:style-name="P5"><text:span text:style-name="T1"><text:s/></text:span><text:span text:style-name="T2">T</text:span></text:p></draw:text-box></draw:frame><draw:path text:anchor-type="paragraph" draw:z-index="4" draw:name="Shape4" draw:style-name="gr5" draw:text-style-name="P7" svg:width="2.1941in" svg:height="0.6961in" draw:transform="skewX (-0.746302788152775) rotate (0.0673697091269811) translate (-0.589461854573519in 0.248046398981433in)" svg:viewBox="0 0 5574 1769" svg:d="M0 1769c3789 7 5574-1769 5574-1769"><text:p/></draw:path><draw:custom-shape text:anchor-type="paragraph" draw:z-index="0" draw:style-name="gr1" draw:text-style-name="P2" svg:width="2.0587in" svg:height="3.4724in" svg:x="559.7146in" svg:y="101.6272in"><text:p/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name="Shape5" draw:style-name="gr3" draw:text-style-name="P4" svg:width="0.4787in" svg:height="0.5094in" svg:x="1.0673in" svg:y="0.2602in"><text:p/><draw:enhanced-geometry svg:viewBox="0 0 21600 21600" draw:glue-points="10800 0 3163 3163 0 10800 3163 18437 10800 21600 18437 18437 21600 10800 18437 3163" draw:text-areas="3163 3163 18437 18437" draw:type="ring" draw:modifiers="3349.9192245557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5" draw:name="Shape1" draw:style-name="gr6" draw:text-style-name="P4" svg:width="0.5098in" svg:height="0.476in" draw:transform="rotate (1.5707963267949) translate (1.07013888888889in 0.769444444444444in)"><text:p/><draw:enhanced-geometry svg:viewBox="0 0 21600 21600" draw:mirror-vertical="true" draw:mirror-horizontal="false" draw:type="block-arc" draw:modifiers="-177.520228546158 7456.48750851759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6" draw:name="Shape1" draw:style-name="gr7" draw:text-style-name="P8" svg:width="0.476in" svg:height="0.5098in" svg:x="1.0701in" svg:y="0.2602in"><text:p/><draw:enhanced-geometry svg:viewBox="0 0 21600 21600" draw:mirror-vertical="true" draw:mirror-horizontal="false" draw:type="block-arc" draw:modifiers="-177.520228546158 7456.48750851759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text:anchor-type="paragraph" draw:z-index="7" draw:name="Shape5" draw:style-name="gr3" draw:text-style-name="P4" svg:width="0.4787in" svg:height="0.5094in" svg:x="0.6654in" svg:y="0.261in"><text:p/><draw:enhanced-geometry svg:viewBox="0 0 21600 21600" draw:glue-points="10800 0 3163 3163 0 10800 3163 18437 10800 21600 18437 18437 21600 10800 18437 3163" draw:text-areas="3163 3163 18437 18437" draw:type="ring" draw:modifiers="3349.9192245557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" draw:name="Shape2" draw:style-name="gr2" draw:text-style-name="P3" svg:width="1.7004in" svg:height="1.0004in" svg:x="0in" svg:y="0in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 Black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double" draw:color="#c92626" draw:distance="0.0567in" draw:rotation="900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1200" draw:border="40%"/>
    <draw:opacity draw:name="Transparency_20_3" draw:display-name="Transparency 3" draw:style="linear" draw:start="100%" draw:end="0%" draw:angle="1200" draw:border="20%"/>
    <draw:opacity draw:name="Transparency_20_4" draw:display-name="Transparency 4" draw:style="linear" draw:start="100%" draw:end="0%" draw:angle="1800" draw:border="40%"/>
    <draw:opacity draw:name="Transparency_20_5" draw:display-name="Transparency 5" draw:style="linear" draw:start="100%" draw:end="0%" draw:angle="1800" draw:border="9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7in" fo:page-height="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2:35:15.039786903</meta:creation-date>
    <dc:date>2018-09-02T19:14:56.950416872</dc:date>
    <meta:editing-duration>PT1H31M22S</meta:editing-duration>
    <meta:editing-cycles>21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